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Open Sans" fo:font-size="10.8000001907349pt" fo:letter-spacing="normal" fo:font-style="normal" fo:font-weight="bold"/>
    </style:style>
    <style:style style:name="P4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5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bold" fo:background-color="#24262c" loext:padding="0cm" loext:border="none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Text_20_body">
      <style:text-properties fo:color="#d7d7d7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d7d7d7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1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font-name="KaTeX Main" loext:padding="0cm" loext:border="none"/>
    </style:style>
    <style:style style:name="T2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3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7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9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14" style:family="text">
      <style:text-properties fo:font-style="italic" loext:padding="0cm" loext:border="none"/>
    </style:style>
    <style:style style:name="T15" style:family="text">
      <style:text-properties style:font-name="inherit" fo:font-style="italic"/>
    </style:style>
    <style:style style:name="T16" style:family="text">
      <style:text-properties style:font-name="inherit" fo:font-style="italic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ach on Time</text:h>
      <text:p text:style-name="P7"/>
      <text:h text:style-name="P2" text:outline-level="2">Problem</text:h>
      <text:p text:style-name="P10">Chef has recently moved into an apartment. It takes <draw:frame draw:style-name="fr1" draw:name="Quadro1" text:anchor-type="char" svg:width="0.041cm" draw:z-index="0"><draw:text-box fo:min-height="0.041cm"><text:p text:style-name="P8">30</text:p></draw:text-box></draw:frame><text:span text:style-name="T1">30</text:span> minutes for Chef to reach office from the apartment.</text:p>
      <text:p text:style-name="P10">Chef left for the office <draw:frame draw:style-name="fr1" draw:name="Quadro2" text:anchor-type="char" svg:width="0.041cm" draw:z-index="1"><draw:text-box fo:min-height="0.041cm"><text:p text:style-name="P8">�</text:p></draw:text-box></draw:frame><text:span text:style-name="T16">X</text:span> minutes before Chef was supposed to reach. Determine whether or not Chef will be able to reach on time.</text:p>
      <text:h text:style-name="P4" text:outline-level="3">Input Format</text:h>
      <text:list xml:id="list3938958581" text:style-name="L1">
        <text:list-item>
          <text:p text:style-name="P11">The first line of input will contain a single integer <draw:frame draw:style-name="fr1" draw:name="Quadro3" text:anchor-type="char" svg:width="0.041cm" draw:z-index="2"><draw:text-box fo:min-height="0.041cm"><text:p text:style-name="P8">�</text:p></draw:text-box></draw:frame><text:span text:style-name="T14">T</text:span>, denoting the number of test cases.</text:p>
        </text:list-item>
        <text:list-item>
          <text:p text:style-name="P11">Each test case consists of a single integer <draw:frame draw:style-name="fr1" draw:name="Quadro4" text:anchor-type="char" svg:width="0.041cm" draw:z-index="3"><draw:text-box fo:min-height="0.041cm"><text:p text:style-name="P8">�</text:p></draw:text-box></draw:frame><text:span text:style-name="T14">X</text:span>.</text:p>
        </text:list-item>
      </text:list>
      <text:h text:style-name="P4" text:outline-level="3">Output Format</text:h>
      <text:p text:style-name="P13"><text:span text:style-name="T10">For each test case, output </text:span><text:span text:style-name="Source_20_Text"><text:span text:style-name="T11">YES</text:span></text:span><text:span text:style-name="T10"> if Chef will reach on time, </text:span><text:span text:style-name="Source_20_Text"><text:span text:style-name="T11">NO</text:span></text:span><text:span text:style-name="T10"> otherwise.</text:span></text:p>
      <text:p text:style-name="P13"><text:span text:style-name="T10">The output is case-insensitive. Thus, the strings </text:span><text:span text:style-name="Source_20_Text"><text:span text:style-name="T11">YES</text:span></text:span><text:span text:style-name="T10">, </text:span><text:span text:style-name="Source_20_Text"><text:span text:style-name="T11">yes</text:span></text:span><text:span text:style-name="T10">, </text:span><text:span text:style-name="Source_20_Text"><text:span text:style-name="T11">yeS</text:span></text:span><text:span text:style-name="T10">, and </text:span><text:span text:style-name="Source_20_Text"><text:span text:style-name="T11">Yes</text:span></text:span><text:span text:style-name="T10"> are all considered the same.</text:span></text:p>
      <text:h text:style-name="P4" text:outline-level="3">Constraints</text:h>
      <text:list xml:id="list3255773794" text:style-name="L2">
        <text:list-item>
          <text:p text:style-name="P12"><draw:frame draw:style-name="fr1" draw:name="Quadro5" text:anchor-type="char" svg:width="0.041cm" draw:z-index="4"><draw:text-box fo:min-height="0.041cm"><text:p text:style-name="P8">1≤�≤60</text:p></draw:text-box></draw:frame>1≤<text:span text:style-name="T15">T</text:span>≤60</text:p>
        </text:list-item>
        <text:list-item>
          <text:p text:style-name="P12"><draw:frame draw:style-name="fr1" draw:name="Quadro6" text:anchor-type="char" svg:width="0.041cm" draw:z-index="5"><draw:text-box fo:min-height="0.041cm"><text:p text:style-name="P8">1≤�≤60</text:p></draw:text-box></draw:frame>1≤<text:span text:style-name="T15">X</text:span>≤60</text:p>
        </text:list-item>
      </text:list>
      <text:h text:style-name="P4" text:outline-level="3">Sample 1:</text:h>
      <text:p text:style-name="P9">Input</text:p>
      <text:p text:style-name="P9">Output</text:p>
      <text:p text:style-name="P5">6</text:p>
      <text:p text:style-name="P6">30</text:p>
      <text:p text:style-name="P6">60</text:p>
      <text:p text:style-name="P6">14</text:p>
      <text:p text:style-name="P6">29</text:p>
      <text:p text:style-name="P6">31</text:p>
      <text:p text:style-name="P6">42</text:p>
      <text:p text:style-name="P5">YES</text:p>
      <text:p text:style-name="P6">YES</text:p>
      <text:p text:style-name="P6">NO</text:p>
      <text:p text:style-name="P6">NO</text:p>
      <text:p text:style-name="P6">YES</text:p>
      <text:p text:style-name="P6">YES</text:p>
      <text:h text:style-name="P3" text:outline-level="3">Explanation:</text:h>
      <text:p text:style-name="P14"><text:span text:style-name="Strong_20_Emphasis"><text:span text:style-name="T12">Test case 1:</text:span></text:span><text:span text:style-name="T10"> Chef leaves </text:span><draw:frame draw:style-name="fr1" draw:name="Quadro7" text:anchor-type="char" svg:width="0.041cm" draw:z-index="6"><draw:text-box fo:min-height="0.041cm"><text:p text:style-name="P8">30</text:p></draw:text-box></draw:frame><text:span text:style-name="T13">30</text:span><text:span text:style-name="T10"> minutes before he is supposed to reach, so he will reach the office exactly on time since it takes </text:span><draw:frame draw:style-name="fr1" draw:name="Quadro8" text:anchor-type="char" svg:width="0.041cm" draw:z-index="7"><draw:text-box fo:min-height="0.041cm"><text:p text:style-name="P8">30</text:p></draw:text-box></draw:frame><text:span text:style-name="T13">30</text:span><text:span text:style-name="T10"> minutes to commute.</text:span></text:p>
      <text:p text:style-name="P14"><text:span text:style-name="Strong_20_Emphasis"><text:span text:style-name="T12">Test case 2:</text:span></text:span><text:span text:style-name="T10"> Chef will reach </text:span><draw:frame draw:style-name="fr1" draw:name="Quadro9" text:anchor-type="char" svg:width="0.041cm" draw:z-index="8"><draw:text-box fo:min-height="0.041cm"><text:p text:style-name="P8">30</text:p></draw:text-box></draw:frame><text:span text:style-name="T13">30</text:span><text:span text:style-name="T10"> minutes early.</text:span></text:p>
      <text:p text:style-name="P13"><text:span text:style-name="Strong_20_Emphasis"><text:span text:style-name="T12">Test case 3:</text:span></text:span><text:span text:style-name="T10"> Chef will reach 16 minutes late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5T07:59:16.545000000</dc:date>
    <meta:editing-duration>PT3M3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2" meta:word-count="190" meta:character-count="943" meta:non-whitespace-character-count="799"/>
  </office:meta>
</office:document-meta>
</file>